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content.xml" manifest:media-type="text/xml"/>
  <manifest:file-entry manifest:full-path="style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ettings.xml" manifest:media-type="text/xml"/>
  <manifest:file-entry manifest:full-path="meta.xml" manifest:media-type="text/xml"/>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Thumbnails/thumbnail.png" manifest:media-type="image/png"/>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27f4" officeooo:paragraph-rsid="001227f4"/>
    </style:style>
    <style:style style:name="P2" style:family="paragraph" style:parent-style-name="Standard">
      <style:text-properties officeooo:rsid="00133739" officeooo:paragraph-rsid="00133739"/>
    </style:style>
    <style:style style:name="P3" style:family="paragraph" style:parent-style-name="Standard">
      <style:text-properties officeooo:rsid="001884eb" officeooo:paragraph-rsid="001884eb"/>
    </style:style>
    <style:style style:name="P4" style:family="paragraph" style:parent-style-name="Standard">
      <style:text-properties officeooo:rsid="001957f0" officeooo:paragraph-rsid="001957f0"/>
    </style:style>
    <style:style style:name="P5" style:family="paragraph" style:parent-style-name="Standard">
      <style:text-properties officeooo:rsid="001afb43" officeooo:paragraph-rsid="001afb43"/>
    </style:style>
    <style:style style:name="P6" style:family="paragraph" style:parent-style-name="Standard">
      <style:text-properties officeooo:rsid="001e7f5e" officeooo:paragraph-rsid="001e7f5e"/>
    </style:style>
    <style:style style:name="P7" style:family="paragraph" style:parent-style-name="Standard">
      <style:text-properties officeooo:rsid="001f82ca" officeooo:paragraph-rsid="001f82ca"/>
    </style:style>
    <style:style style:name="P8" style:family="paragraph" style:parent-style-name="Standard">
      <style:text-properties officeooo:rsid="00209590" officeooo:paragraph-rsid="00209590"/>
    </style:style>
    <style:style style:name="P9" style:family="paragraph" style:parent-style-name="Standard">
      <style:text-properties officeooo:rsid="00213ff2" officeooo:paragraph-rsid="00213ff2"/>
    </style:style>
    <style:style style:name="P10" style:family="paragraph" style:parent-style-name="Standard">
      <style:text-properties officeooo:rsid="0022bc36" officeooo:paragraph-rsid="0022bc36"/>
    </style:style>
    <style:style style:name="P11" style:family="paragraph" style:parent-style-name="Standard">
      <style:text-properties officeooo:rsid="00243f52" officeooo:paragraph-rsid="00243f52"/>
    </style:style>
    <style:style style:name="P12" style:family="paragraph" style:parent-style-name="Standard">
      <style:text-properties officeooo:rsid="0025d496" officeooo:paragraph-rsid="0025d496"/>
    </style:style>
    <style:style style:name="P13" style:family="paragraph" style:parent-style-name="Standard">
      <style:text-properties officeooo:rsid="0026e5a2" officeooo:paragraph-rsid="0026e5a2"/>
    </style:style>
    <style:style style:name="P14" style:family="paragraph" style:parent-style-name="Standard">
      <style:text-properties officeooo:rsid="002a9a8c" officeooo:paragraph-rsid="002a9a8c"/>
    </style:style>
    <style:style style:name="P15" style:family="paragraph" style:parent-style-name="Standard">
      <style:text-properties officeooo:rsid="002c73e8" officeooo:paragraph-rsid="002c73e8"/>
    </style:style>
    <style:style style:name="P16" style:family="paragraph" style:parent-style-name="Standard">
      <style:text-properties officeooo:rsid="002d6247" officeooo:paragraph-rsid="002d6247"/>
    </style:style>
    <style:style style:name="P17" style:family="paragraph" style:parent-style-name="Standard">
      <style:text-properties officeooo:rsid="002e28b3" officeooo:paragraph-rsid="002e28b3"/>
    </style:style>
    <style:style style:name="P18" style:family="paragraph" style:parent-style-name="Standard">
      <style:text-properties officeooo:rsid="002e42aa" officeooo:paragraph-rsid="002e42aa"/>
    </style:style>
    <style:style style:name="P19" style:family="paragraph" style:parent-style-name="Standard">
      <style:text-properties officeooo:rsid="00306366" officeooo:paragraph-rsid="00306366"/>
    </style:style>
    <style:style style:name="P20" style:family="paragraph" style:parent-style-name="Standard">
      <style:text-properties officeooo:rsid="00326861" officeooo:paragraph-rsid="00326861"/>
    </style:style>
    <style:style style:name="P21" style:family="paragraph" style:parent-style-name="Standard">
      <style:text-properties officeooo:rsid="0036968a" officeooo:paragraph-rsid="0036968a"/>
    </style:style>
    <style:style style:name="P22" style:family="paragraph" style:parent-style-name="Standard">
      <style:text-properties officeooo:rsid="0036fbd4" officeooo:paragraph-rsid="0036fbd4"/>
    </style:style>
    <style:style style:name="P23" style:family="paragraph" style:parent-style-name="Standard">
      <style:text-properties officeooo:rsid="00375483" officeooo:paragraph-rsid="00375483"/>
    </style:style>
    <style:style style:name="P24" style:family="paragraph" style:parent-style-name="Heading_20_1">
      <style:text-properties officeooo:rsid="00321bee"/>
    </style:style>
    <style:style style:name="P25" style:family="paragraph" style:parent-style-name="Heading_20_1">
      <style:text-properties officeooo:rsid="003aa8ee" officeooo:paragraph-rsid="003aa8ee"/>
    </style:style>
    <style:style style:name="P26" style:family="paragraph" style:parent-style-name="Text_20_body">
      <style:text-properties officeooo:rsid="003aa8ee" officeooo:paragraph-rsid="003aa8ee"/>
    </style:style>
    <style:style style:name="P27" style:family="paragraph" style:parent-style-name="Text_20_body">
      <style:text-properties officeooo:paragraph-rsid="003aa8ee"/>
    </style:style>
    <style:style style:name="T1" style:family="text">
      <style:text-properties officeooo:rsid="0013731c"/>
    </style:style>
    <style:style style:name="T2" style:family="text">
      <style:text-properties officeooo:rsid="0015f810"/>
    </style:style>
    <style:style style:name="T3" style:family="text">
      <style:text-properties officeooo:rsid="0016e05a"/>
    </style:style>
    <style:style style:name="T4" style:family="text">
      <style:text-properties officeooo:rsid="001f67ee"/>
    </style:style>
    <style:style style:name="T5" style:family="text">
      <style:text-properties officeooo:rsid="00218a17"/>
    </style:style>
    <style:style style:name="T6" style:family="text">
      <style:text-properties officeooo:rsid="0025d496"/>
    </style:style>
    <style:style style:name="T7" style:family="text">
      <style:text-properties officeooo:rsid="003387d3"/>
    </style:style>
    <style:style style:name="T8" style:family="text">
      <style:text-properties officeooo:rsid="00375483"/>
    </style:style>
    <style:style style:name="fr1" style:family="graphic" style:parent-style-name="Formula">
      <style:graphic-properties style:vertical-pos="from-top" draw:ole-draw-aspect="1"/>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olden electrochemistry <text:span text:style-name="T7">and electric cars</text:span></text:p>
      <text:p text:style-name="P1"/>
      <text:p text:style-name="P1">Assuming total derrivative, U=dot U, independence of laws of physics from constant velocity for the force and energy, Lorentz Force Equation, Luminuferous Aether, <text:span text:style-name="T2">Expanding Universe rate </text:span><text:span text:style-name="T3">of</text:span><text:span text:style-name="T2"> alpha</text:span></text:p>
      <text:p text:style-name="Standard"><draw:frame draw:style-name="fr2" draw:name="Object1" text:anchor-type="as-char" svg:y="-0.483cm" svg:width="12.518cm" svg:height="0.639cm" draw:z-index="0"><draw:object xlink:href="./Object 1" xlink:type="simple" xlink:show="embed" xlink:actuate="onLoad"/><draw:image xlink:href="./ObjectReplacements/Object 1" xlink:type="simple" xlink:show="embed" xlink:actuate="onLoad"/></draw:frame></text:p>
      <text:p text:style-name="Standard"/>
      <text:p text:style-name="Standard"/>
      <text:p text:style-name="P1">assuming Aether has no definitely known velocity</text:p>
      <text:p text:style-name="Standard"><draw:frame draw:style-name="fr2" draw:name="Object2" text:anchor-type="as-char" svg:y="-0.621cm" svg:width="6.606cm" svg:height="1.041cm" draw:z-index="1"><draw:object xlink:href="./Object 2" xlink:type="simple" xlink:show="embed" xlink:actuate="onLoad"/><draw:image xlink:href="./ObjectReplacements/Object 2" xlink:type="simple" xlink:show="embed" xlink:actuate="onLoad"/></draw:frame></text:p>
      <text:p text:style-name="Standard"/>
      <text:p text:style-name="P2">Magic fairy pixxie dust:</text:p>
      <text:p text:style-name="P2"/>
      <text:p text:style-name="P2"><draw:frame draw:style-name="fr2" draw:name="Object3" text:anchor-type="as-char" svg:y="-0.497cm" svg:width="5.263cm" svg:height="0.88cm" draw:z-index="2"><draw:object xlink:href="./Object 3" xlink:type="simple" xlink:show="embed" xlink:actuate="onLoad"/><draw:image xlink:href="./ObjectReplacements/Object 3" xlink:type="simple" xlink:show="embed" xlink:actuate="onLoad"/></draw:frame></text:p>
      <text:p text:style-name="P2"/>
      <text:p text:style-name="P2">Exist<text:span text:style-name="T1">e</text:span>nce of electronegativity/electropositivity</text:p>
      <text:p text:style-name="P2"><draw:frame draw:style-name="fr2" draw:name="Object4" text:anchor-type="as-char" svg:y="-0.439cm" svg:width="6.495cm" svg:height="0.594cm" draw:z-index="3"><draw:object xlink:href="./Object 4" xlink:type="simple" xlink:show="embed" xlink:actuate="onLoad"/><draw:image xlink:href="./ObjectReplacements/Object 4" xlink:type="simple" xlink:show="embed" xlink:actuate="onLoad"/></draw:frame></text:p>
      <text:p text:style-name="P2">Valid under non relativistic speeds of the particles and molecules.</text:p>
      <text:p text:style-name="P2"/>
      <text:p text:style-name="P2">No extra assumption</text:p>
      <text:p text:style-name="P2"/>
      <text:p text:style-name="P2"><draw:frame draw:style-name="fr2" draw:name="Object5" text:anchor-type="as-char" svg:y="-0.681cm" svg:width="4.094cm" svg:height="1.064cm" draw:z-index="4"><draw:object xlink:href="./Object 5" xlink:type="simple" xlink:show="embed" xlink:actuate="onLoad"/><draw:image xlink:href="./ObjectReplacements/Object 5" xlink:type="simple" xlink:show="embed" xlink:actuate="onLoad"/></draw:frame></text:p>
      <text:p text:style-name="P2"/>
      <text:p text:style-name="P2"><draw:frame draw:style-name="fr2" draw:name="Object6" text:anchor-type="as-char" svg:y="-0.621cm" svg:width="3.101cm" svg:height="1.064cm" draw:z-index="5"><draw:object xlink:href="./Object 6" xlink:type="simple" xlink:show="embed" xlink:actuate="onLoad"/><draw:image xlink:href="./ObjectReplacements/Object 6" xlink:type="simple" xlink:show="embed" xlink:actuate="onLoad"/></draw:frame></text:p>
      <text:p text:style-name="P2"/>
      <text:p text:style-name="P3">21 dimensional, 24/25 solution planets, one planet has 4 and possibly another 2, the planet with four physics is where the dark matter to matter has a ratio of 6.</text:p>
      <text:p text:style-name="P4">7+21+35 three solutions, 31 each side of inside and outside, but really 21 inside , 20 ouside, 21 inside a person as if a bacterium or worm.</text:p>
      <text:p text:style-name="P4">Heaven is living inside someones intestines.</text:p>
      <text:p text:style-name="P5">Gold radiators: combinations of one, two or three of:</text:p>
      <text:p text:style-name="P5">Capacitor with one plate charged other not, AC signal</text:p>
      <text:p text:style-name="P5">Capacitor with electric field only on one plate, both charged, AC signal</text:p>
      <text:p text:style-name="P5">Capacitor with ferromagnetic core istead of dielectric, AC signal</text:p>
      <text:p text:style-name="P5">Coil with hollow dielectric core instead of ferromagnetic, AC signal</text:p>
      <text:p text:style-name="P5">Saturation coil with 3 mode filter output, back emf generates 9 mode instead of 1</text:p>
      <text:p text:style-name="P5">Bias field (not permanent magnet or electret sourced) hysteresis signal</text:p>
      <text:p text:style-name="P5">Mono spin radiator — radiate more on one spin of ferrite or dielectric core than the other, causes rotation of e.g. electrons or a disc</text:p>
      <text:p text:style-name="P5"/>
      <text:h text:style-name="Heading_20_1" text:outline-level="1"><text:soft-page-break/>Consequences</text:h>
      <text:p text:style-name="P6"/>
      <text:p text:style-name="P6">1. <text:span text:style-name="T4">Ae</text:span>ther field component is kind of equivalent to Riemannian and also to laplactian of wave function.</text:p>
      <text:p text:style-name="P6">2. Different sun size evidence in Hungary is therefore in.</text:p>
      <text:p text:style-name="P6">3. Different rotor dimension scaling for different people on the bulgarian Pleven train station is _not_ in at first sign but really is in if Aq stays coefficient one but units are transofmed according to the gradients/partials. 2X and 2sqrt(2) scaling</text:p>
      <text:p text:style-name="P6">4. <text:span text:style-name="T4">C</text:span>loud distance scaling in Portishead bristol is possibly in with the different sun size. Scaling of 2 and 2{sqrt{2}} possible with and without locking impulse and velocity and with using and not using the laplacian component.</text:p>
      <text:p text:style-name="P7">5. Fussion can produce both thrust and energy depending on the size and direction of the vector potential due to unganged impulse and velocity in «hell».</text:p>
      <text:p text:style-name="P8">6. Inraloka can produce energy by having the radiator cables made of partial matter misnamed as gold.</text:p>
      <text:p text:style-name="P8">7. Earth like lokas can produce free energy, but the set of radiators can differ from place to place.</text:p>
      <text:p text:style-name="P9">8. if the forbidden by postulates solution existed aka impulse partial matter on its own, it couldn’t produce net energy mass, only work like quantity of ma.v rather than f.v. <text:span text:style-name="T5">but if we stay to the postulates this is not so.</text:span></text:p>
      <text:p text:style-name="P9"/>
      <text:h text:style-name="Heading_20_1" text:outline-level="1">Further considerations</text:h>
      <text:p text:style-name="P10"/>
      <text:p text:style-name="P10">Inraloka could be the same equation with 25 wave functions. This would be with 16 multiverse levels on top of the universe or at least emergent «imaginary» 16 multiverse levels.</text:p>
      <text:p text:style-name="P10">Alternatively it could be like the tensor product of the wave function with itself gets converted toa 5x5 tensor wave-function, in which case there is no need for further multiverse «levels» on top of the universe. But this cannot be decided on the occam’s rasor as it might be non equivalent consequences.</text:p>
      <text:p text:style-name="P11">The tensor solution produces the result of how the gravity of the proton or anti proton reduces the count of independent wave functions of the electron but not its own.</text:p>
      <text:p text:style-name="P11">The equation doesn’t need to be modified as the tensor of the Aether produces the wavefunction tensor together with upper and lower index wavefunctions of 5 elements. But together with galaxy centres the wave-function as per universe would be a 8 by 8 rather than 5 by 5 if we assume one side has one cluster, and the other has cluster of clusters due to coordinate split and then we get ocasional apocalypse when the galaxy aligns with sun and with galaxy cluster. <text:span text:style-name="T6">This is presumably 4 time / 3 space or 3 time / 4 space depending on hell or Earth, but it is unclear how it workd in Inraloka, perhaps one time and 7 space which is the reason the microbes live as if on a planet inside the intestine.</text:span></text:p>
      <text:p text:style-name="P12">On the basis of same number of atoms, <text:s/>the human being adult will be about 15-25 microns in size, consistent with a bacterium size. </text:p>
      <text:p text:style-name="P11"/>
      <text:p text:style-name="P13">Observability of free energy generation</text:p>
      <text:p text:style-name="P13">Observability of free energy generation, given fixed amount of neurons and dendrites in the head, is dependent on the head size of the person — bigger head means it is observable.</text:p>
      <text:p text:style-name="P13">Theoretically it would never be possible for them to communicate about it, but in practice, with buddhist / hindu magic it is possible by temporarily increasing the amount of neurons of the big head person or temporarily decresing with small headed person.</text:p>
      <text:p text:style-name="P13">This is possible because the body is «emanated» by the consciousness rather than a fixed entity, but such magic gets undone after some time unless some unspecified criteria of evolution of the person.</text:p>
      <text:p text:style-name="P13"><text:soft-page-break/>However, there was no experiment forbidding observation of rotation of Luminuferrous Aether, so a rotating free energy device can produce observable energy.</text:p>
      <text:p text:style-name="P13">The different free energy devices could cancel each others rotation, but the individual radiators within a device should rotate in a consistent direction.</text:p>
      <text:p text:style-name="P13">A simple set of cables with phase and null would do it, but to make actual work it has to be eg one cable in one terminal and two in the other or 1:3 or 2:3.</text:p>
      <text:p text:style-name="P13">It doesn’t need to be hundreds of miles long.</text:p>
      <text:p text:style-name="P13"/>
      <text:p text:style-name="P14">Unification of ray-chi and non ray-chi physics</text:p>
      <text:p text:style-name="P14"><draw:frame draw:style-name="fr2" draw:name="Object7" text:anchor-type="as-char" svg:y="-0.658cm" svg:width="4.272cm" svg:height="1.078cm" draw:z-index="6"><draw:object xlink:href="./Object 7" xlink:type="simple" xlink:show="embed" xlink:actuate="onLoad"/><draw:image xlink:href="./ObjectReplacements/Object 7" xlink:type="simple" xlink:show="embed" xlink:actuate="onLoad"/></draw:frame></text:p>
      <text:p text:style-name="P14">for only four dimensions or for all 8 if ray-chi power is present.</text:p>
      <text:p text:style-name="P14"/>
      <text:h text:style-name="Heading_20_1" text:outline-level="1">Cosmology — revival of staeady state?</text:h>
      <text:p text:style-name="P15"/>
      <text:p text:style-name="P15">The unification with and without ray chi physics does introduce a radiation due to offset of velocity and momentum of the Luminuferrous Aether. This gives about 9.04 W/m^2 of radiation per k value per band of radiation.</text:p>
      <text:p text:style-name="P15">There would be some deceptive observation of it being bands x 9 bigger.</text:p>
      <text:p text:style-name="P15">This give 13 bands of gravity for total of 117 particles including composite. Since the particles are 115, but we also have the 5d/6d photon and the 7d/9d electonegativity/electropositivity.</text:p>
      <text:p text:style-name="P16">However observed size of CMB would suggest 15 bands, which would be like modes of a fourth force on top of chemistry.</text:p>
      <text:p text:style-name="P17">The extra 20 paricles are:</text:p>
      <text:p text:style-name="P17">V.q photon</text:p>
      <text:p text:style-name="P17">V.q/A.J graviton</text:p>
      <text:p text:style-name="P17">V.q/A.J chemistry photon</text:p>
      <text:p text:style-name="P17">V.q/A.J Shiva force photon</text:p>
      <text:p text:style-name="P17">V.q/A.J Vishnu force photon</text:p>
      <text:p text:style-name="P17">Vinshni force static. Can result in math only radiation only view of the world being possible. No arc optimisation, direcly solve equation. </text:p>
      <text:p text:style-name="P17">Hell level proton/neutron/electron</text:p>
      <text:p text:style-name="P17">Inraloka level proton/(neutron — Higgs)/electron</text:p>
      <text:p text:style-name="P17">Hell level anti particles, but the Inraloka anti neutron is not in the 115 particles.</text:p>
      <text:p text:style-name="P17"/>
      <text:h text:style-name="Heading_20_1" text:outline-level="1">Energy definition</text:h>
      <text:p text:style-name="P18"/>
      <text:p text:style-name="P18">The conserved mechanical energy radiation/reception is not <draw:frame draw:style-name="fr2" draw:name="Object8" text:anchor-type="as-char" svg:y="-0.439cm" svg:width="1.446cm" svg:height="0.531cm" draw:z-index="7"><draw:object xlink:href="./Object 8" xlink:type="simple" xlink:show="embed" xlink:actuate="onLoad"/><draw:image xlink:href="./ObjectReplacements/Object 8" xlink:type="simple" xlink:show="embed" xlink:actuate="onLoad"/></draw:frame><text:s/>but</text:p>
      <text:p text:style-name="P18"><draw:frame draw:style-name="fr2" draw:name="Object9" text:anchor-type="as-char" svg:y="-0.439cm" svg:width="1.443cm" svg:height="0.531cm" draw:z-index="8"><draw:object xlink:href="./Object 9" xlink:type="simple" xlink:show="embed" xlink:actuate="onLoad"/><draw:image xlink:href="./ObjectReplacements/Object 9" xlink:type="simple" xlink:show="embed" xlink:actuate="onLoad"/></draw:frame>, which means that the magnetic monopole force is over radiated and the V.q force is under radiated, cancelling each other, so the gravity radiation doesn’t violate it.</text:p>
      <text:p text:style-name="P18">The capacitor radiators, if not having a magnetic core, produce a pull radiation with inward poynting vector, rather than energy out of nothing. However, attraction between parallel wires could count as monopole force in that regard as well so the cable radiators, if they have E force in one direction and B in other mis aligned, they still do produce energy.</text:p>
      <text:p text:style-name="P18"/>
      <text:p text:style-name="P19">Cliche thinking and how I arrived at different equations than other humans</text:p>
      <text:p text:style-name="P19"/>
      <text:p text:style-name="P19"><text:soft-page-break/>Human mind works by mathing term to a set of cliche patterns, and so, humans in physics always arrive at the same equations.</text:p>
      <text:p text:style-name="P19">But DDR4 non ECC memory splits the computer in to two computers, one for the Shiv atman, called jiva in Vaishnava, and the Vishnu atman, and they are then cross matched with people of different disciplines.</text:p>
      <text:p text:style-name="P19">I now have bought DDR4 ecc stick for my PC so now i am myself but i technically don’t precisely know who was I criss-crossed with, possibly Dr Rachel Goodger from my GP and some other people at other times.</text:p>
      <text:p text:style-name="P19">DDR4 sodimm 3200 non ecc has one level one gold 64 wire channel and one level two gold 32 wire channel for two computers but DDR4 ECC laptop 3200 used both channels for one PC duplicated at both levels.</text:p>
      <text:p text:style-name="P19"/>
      <text:h text:style-name="P24" text:outline-level="1"/>
      <text:h text:style-name="Heading_20_1" text:outline-level="1">How to increase free energy power from Aether generators as compared to now to accomodate electric cars</text:h>
      <text:p text:style-name="P20"/>
      <text:p text:style-name="P20">This is to be done by building more roads and increasing the concrete/asphalt road surface area to population head count ratio.</text:p>
      <text:p text:style-name="P21">This is because the under ground life sucks in all the free energy ganarated by lifting up the water to 20m below ground, which, in UK, is about 8.3 KW per square meter. </text:p>
      <text:p text:style-name="P21"/>
      <text:h text:style-name="Heading_20_1" text:outline-level="1">Unified radiator</text:h>
      <text:p text:style-name="P22"/>
      <text:p text:style-name="P22">It would have two toroid mu metal ferrite cores, a primary coil on one side, a secondary coil with a resistor load on the other side, and a soft iron rod in the middle of the inner core with two tertiary coils on it for taking power away. The coils would be wound from iron, but there is no need for the power cables to be made of iron.</text:p>
      <text:p text:style-name="P22">Three terminal plug is required if the «hell» layer is not to accept sacrifices aka following the example of «wicked» hindu king <text:span text:style-name="T8">Solomon which married Indian princesses and India was next to Israel</text:span>.</text:p>
      <text:p text:style-name="P23">The reason the «communis’m» failed is because Solomon initially used the temple to create/replicate the element gold, but then repurposed it to make part matter gold to build electricity generators and the Jewelers yanked him for taking away their source of element gold.</text:p>
      <text:p text:style-name="P23"/>
      <text:h text:style-name="P25" text:outline-level="1">Final piece</text:h>
      <text:p text:style-name="P27"><draw:frame draw:style-name="fr1" draw:name="Object10" text:anchor-type="as-char" svg:y="-0.681cm" svg:width="1.879cm" svg:height="1.127cm" draw:z-index="9"><draw:object xlink:href="./Object 10" xlink:type="simple" xlink:show="embed" xlink:actuate="onLoad"/><draw:image xlink:href="./ObjectReplacements/Object 10" xlink:type="simple" xlink:show="embed" xlink:actuate="onLoad"/></draw:frame></text:p>
      <text:p text:style-name="P26">Where n=2 for earth and n=1 for hel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9T15:51:19.172952387</meta:creation-date>
    <dc:date>2025-02-09T08:15:23.794833481</dc:date>
    <meta:editing-duration>PT2H17M6S</meta:editing-duration>
    <meta:editing-cycles>35</meta:editing-cycles>
    <meta:generator>LibreOffice/24.2.7.2$Linux_X86_64 LibreOffice_project/420$Build-2</meta:generator>
    <meta:document-statistic meta:table-count="0" meta:image-count="0" meta:object-count="10" meta:page-count="4" meta:paragraph-count="84" meta:word-count="1567" meta:character-count="9179" meta:non-whitespace-character-count="7679"/>
  </office:meta>
</office:document-meta>
</file>

<file path=Object 1/content.xml><?xml version="1.0" encoding="utf-8"?>
<math xmlns="http://www.w3.org/1998/Math/MathML" display="block">
  <semantics>
    <mrow>
      <mrow>
        <mo stretchy="false">−</mo>
        <mi>i</mi>
      </mrow>
      <mi mathvariant="normal">ℏ</mi>
      <mrow>
        <mo fence="true" form="prefix" stretchy="false">(</mo>
        <mrow>
          <mrow>
            <mrow>
              <msub>
                <mo stretchy="false">∂</mo>
                <mi>μ</mi>
              </msub>
              <mo stretchy="false">+</mo>
              <mi>α</mi>
            </mrow>
            <msubsup>
              <mo stretchy="false">∂</mo>
              <mi>μ</mi>
              <mn>2</mn>
            </msubsup>
          </mrow>
        </mrow>
        <mo fence="true" form="postfix" stretchy="false">)</mo>
      </mrow>
      <mrow>
        <mi>ψ</mi>
        <mo stretchy="false">=</mo>
        <mi>k</mi>
      </mrow>
      <mi>ψ</mi>
      <mrow>
        <msqrt>
          <mrow>
            <mrow>
              <mo fence="true" form="prefix" stretchy="false">(</mo>
              <mrow>
                <mrow>
                  <msup>
                    <mo stretchy="false">∂</mo>
                    <mi>ψ</mi>
                  </msup>
                  <mo stretchy="false">+</mo>
                  <mi mathvariant="italic">Aq</mi>
                  <mo stretchy="false">+</mo>
                  <msup>
                    <mi>H</mi>
                    <mi>μ</mi>
                  </msup>
                </mrow>
              </mrow>
              <mo fence="true" form="postfix" stretchy="false">)</mo>
            </mrow>
            <msub>
              <mo stretchy="false">⊗</mo>
              <mi mathvariant="normal">Δ</mi>
            </msub>
            <mrow>
              <mo fence="true" form="prefix" stretchy="false">(</mo>
              <mrow>
                <mrow>
                  <mrow>
                    <msub>
                      <mo stretchy="false">∂</mo>
                      <mi>η</mi>
                    </msub>
                    <mo stretchy="false">+</mo>
                    <msub>
                      <mi>H</mi>
                      <mi>η</mi>
                    </msub>
                    <mo stretchy="false">+</mo>
                    <mi mathvariant="normal">ℏ</mi>
                  </mrow>
                  <mi>x</mi>
                </mrow>
              </mrow>
              <mo fence="true" form="postfix" stretchy="false">)</mo>
            </mrow>
          </mrow>
        </msqrt>
        <msub>
          <mo stretchy="false">⊗</mo>
          <mi mathvariant="normal">Δ</mi>
        </msub>
        <mrow>
          <mo fence="true" form="prefix" stretchy="false">(</mo>
          <mrow>
            <mrow>
              <mrow>
                <mn>1</mn>
                <mo stretchy="false">+</mo>
                <msup>
                  <mi>H</mi>
                  <mi>μ</mi>
                </msup>
              </mrow>
              <msub>
                <mi>H</mi>
                <mi>η</mi>
              </msub>
            </mrow>
          </mrow>
          <mo fence="true" form="postfix" stretchy="false">)</mo>
        </mrow>
        <msub>
          <mo stretchy="false">⊗</mo>
          <mi mathvariant="normal">Δ</mi>
        </msub>
        <mi>ψ</mi>
      </mrow>
    </mrow>
    <annotation encoding="StarMath 5.0">-i hbar (partial_%mu+%alpha partial^2_%mu) %psi=k %psi sqrt {( partial^%psi+Aq+H^%mu )otimes_%DELTA(partial_%eta+H_%eta+hbar x  )} otimes_%DELTA ( 1+H^%mu H_%eta ) otimes_%DELTA %psi</annotation>
  </semantics>
</math>
</file>

<file path=Object 10/content.xml><?xml version="1.0" encoding="utf-8"?>
<math xmlns="http://www.w3.org/1998/Math/MathML" display="block">
  <semantics>
    <mrow>
      <msup>
        <mo stretchy="false">∂</mo>
        <mi>μ</mi>
      </msup>
      <mrow>
        <mi>E</mi>
        <mo stretchy="false">=</mo>
        <mi>q</mi>
      </mrow>
      <mfrac>
        <msup>
          <mi>ψ</mi>
          <mi>n</mi>
        </msup>
        <msub>
          <mi>ε</mi>
          <mn>0</mn>
        </msub>
      </mfrac>
    </mrow>
    <annotation encoding="StarMath 5.0">partial^%mu E=q %psi^n over %varepsilon_0</annotation>
  </semantics>
</math>
</file>

<file path=Object 2/content.xml><?xml version="1.0" encoding="utf-8"?>
<math xmlns="http://www.w3.org/1998/Math/MathML" display="block">
  <semantics>
    <mrow>
      <mrow>
        <msup>
          <mi>H</mi>
          <mi>μ</mi>
        </msup>
        <mo stretchy="false">=</mo>
        <mi mathvariant="italic">valx</mi>
      </mrow>
      <mrow>
        <mo fence="true" form="prefix" stretchy="false">(</mo>
        <mrow>
          <mrow>
            <mo fence="true" form="prefix" stretchy="false">{</mo>
            <mrow>
              <mrow>
                <mn>0</mn>
                <mi>;</mi>
                <mfrac>
                  <mn>1</mn>
                  <msqrt>
                    <mn>3</mn>
                  </msqrt>
                </mfrac>
                <mi mathvariant="italic">Aq</mi>
                <mi>;</mi>
                <mfrac>
                  <mn>1</mn>
                  <msqrt>
                    <mn>3</mn>
                  </msqrt>
                </mfrac>
                <mi mathvariant="italic">Aq</mi>
                <mi>;</mi>
                <mfrac>
                  <mn>1</mn>
                  <msqrt>
                    <mn>3</mn>
                  </msqrt>
                </mfrac>
                <mi mathvariant="italic">Aq</mi>
              </mrow>
            </mrow>
            <mo fence="true" form="postfix" stretchy="false">}</mo>
          </mrow>
        </mrow>
        <mo fence="true" form="postfix" stretchy="false">)</mo>
      </mrow>
    </mrow>
    <annotation encoding="StarMath 5.0">H^%mu=valx (lbrace 0; 1 over sqrt {3} Aq;1 over sqrt {3} Aq;1 over sqrt {3} Aq rbrace)</annotation>
  </semantics>
</math>
</file>

<file path=Object 3/content.xml><?xml version="1.0" encoding="utf-8"?>
<math xmlns="http://www.w3.org/1998/Math/MathML" display="block">
  <semantics>
    <mrow>
      <msub>
        <mi>H</mi>
        <mi>μ</mi>
      </msub>
      <mo stretchy="false">=</mo>
      <mrow>
        <mo fence="true" form="prefix" stretchy="false">{</mo>
        <mrow>
          <mrow>
            <mfrac>
              <mrow>
                <mo stretchy="false">−</mo>
                <mo stretchy="false">∂</mo>
              </mrow>
              <mrow>
                <mo stretchy="false">∂</mo>
                <mi>t</mi>
              </mrow>
            </mfrac>
            <msub>
              <mi>;</mi>
              <mi>α</mi>
            </msub>
            <msup>
              <mi>g</mi>
              <mrow>
                <mi>β</mi>
                <mi>μ</mi>
              </mrow>
            </msup>
            <mrow>
              <mo fence="true" form="prefix" stretchy="false">(</mo>
              <mrow>
                <mrow>
                  <mrow>
                    <mn>1</mn>
                    <mo stretchy="false">−</mo>
                    <mn>2</mn>
                  </mrow>
                  <msub>
                    <mi>K</mi>
                    <mrow>
                      <mi>μ</mi>
                      <mi>β</mi>
                      <mi>η</mi>
                    </mrow>
                  </msub>
                  <msubsup>
                    <mi>δ</mi>
                    <mi>μ</mi>
                    <mi>η</mi>
                  </msubsup>
                </mrow>
              </mrow>
              <mo fence="true" form="postfix" stretchy="false">)</mo>
            </mrow>
          </mrow>
        </mrow>
        <mo fence="true" form="postfix" stretchy="false">}</mo>
      </mrow>
    </mrow>
    <annotation encoding="StarMath 5.0">H_%mu=lbrace -partial over {partial t}; _%alpha g^{%beta %mu}(1-2 K_{%mu%beta%eta}%delta_%mu^%eta) rbrace</annotation>
  </semantics>
</math>
</file>

<file path=Object 4/content.xml><?xml version="1.0" encoding="utf-8"?>
<math xmlns="http://www.w3.org/1998/Math/MathML" display="block">
  <semantics>
    <mrow>
      <mi mathvariant="italic">OP</mi>
      <mrow>
        <msub>
          <mi>ψ</mi>
          <mi>μ</mi>
        </msub>
        <mo stretchy="false">⊗</mo>
        <msup>
          <mi>ψ</mi>
          <mi>η</mi>
        </msup>
      </mrow>
      <mrow>
        <mi>K</mi>
        <msub>
          <mo stretchy="false">≈</mo>
          <mn>3</mn>
        </msub>
        <mi mathvariant="italic">OP</mi>
      </mrow>
      <mrow>
        <mo fence="true" form="prefix" stretchy="false">(</mo>
        <mrow>
          <mrow>
            <mrow>
              <msub>
                <mi>ψ</mi>
                <mi>μ</mi>
              </msub>
              <mo stretchy="false">⊗</mo>
              <msup>
                <mi>ψ</mi>
                <mi>η</mi>
              </msup>
            </mrow>
            <mo stretchy="false">−</mo>
            <mrow>
              <msub>
                <mi>ψ</mi>
                <mi>μ</mi>
              </msub>
              <mo stretchy="false">⊙</mo>
              <msup>
                <mi>ψ</mi>
                <mi>η</mi>
              </msup>
            </mrow>
          </mrow>
        </mrow>
        <mo fence="true" form="postfix" stretchy="false">)</mo>
      </mrow>
    </mrow>
    <annotation encoding="StarMath 5.0">OP %psi_%mu otimes %psi^%eta K approx_3 OP( %psi_%mu otimes %psi^%eta-%psi_%mu odot %psi^%eta ) </annotation>
  </semantics>
</math>
</file>

<file path=Object 5/content.xml><?xml version="1.0" encoding="utf-8"?>
<math xmlns="http://www.w3.org/1998/Math/MathML" display="block">
  <semantics>
    <mrow>
      <msub>
        <mo stretchy="false">∂</mo>
        <mi>μ</mi>
      </msub>
      <mrow>
        <mrow>
          <mo fence="true" form="prefix" stretchy="false">(</mo>
          <mrow>
            <mrow>
              <mi>ψ</mi>
              <mo stretchy="false">⊗</mo>
              <mi>ψ</mi>
            </mrow>
          </mrow>
          <mo fence="true" form="postfix" stretchy="false">)</mo>
        </mrow>
        <mo stretchy="false">=</mo>
        <mfrac>
          <msup>
            <mi mathvariant="italic">GMc</mi>
            <mn>2</mn>
          </msup>
          <mrow>
            <mi mathvariant="normal">ℏ</mi>
            <mi>c</mi>
          </mrow>
        </mfrac>
      </mrow>
      <mrow>
        <mi>ψ</mi>
        <mo stretchy="false">⊙</mo>
        <mi>ψ</mi>
      </mrow>
    </mrow>
    <annotation encoding="StarMath 5.0">partial_%mu (%psi otimes %psi)=GMc^2 over {hbar c}%psi odot %psi</annotation>
  </semantics>
</math>
</file>

<file path=Object 6/content.xml><?xml version="1.0" encoding="utf-8"?>
<math xmlns="http://www.w3.org/1998/Math/MathML" display="block">
  <semantics>
    <mrow>
      <mi>K</mi>
      <mo stretchy="false">=</mo>
      <mrow>
        <mo fence="true" form="prefix" stretchy="false">(</mo>
        <mrow>
          <mrow>
            <mrow>
              <mn>1</mn>
              <mo stretchy="false">−</mo>
              <mfrac>
                <mrow>
                  <mi mathvariant="normal">ℏ</mi>
                  <mi>c</mi>
                  <mi>γ</mi>
                </mrow>
                <msup>
                  <mi mathvariant="italic">GMc</mi>
                  <mn>2</mn>
                </msup>
              </mfrac>
            </mrow>
            <msub>
              <mo stretchy="false">∂</mo>
              <mi>μ</mi>
            </msub>
          </mrow>
        </mrow>
        <mo fence="true" form="postfix" stretchy="false">)</mo>
      </mrow>
    </mrow>
    <annotation encoding="StarMath 5.0">K=( 1-{hbar c %gamma} over GMc^2 partial_%mu )</annotation>
  </semantics>
</math>
</file>

<file path=Object 7/content.xml><?xml version="1.0" encoding="utf-8"?>
<math xmlns="http://www.w3.org/1998/Math/MathML" display="block">
  <semantics>
    <mrow>
      <mi mathvariant="normal">ℏ</mi>
      <mrow>
        <mi>x</mi>
        <mo stretchy="false">=</mo>
        <mrow>
          <mo fence="true" form="prefix" stretchy="false">(</mo>
          <mrow>
            <mrow>
              <mrow>
                <mi>λ</mi>
                <mo stretchy="false">+</mo>
                <mfrac>
                  <mn>1</mn>
                  <mi>c</mi>
                </mfrac>
              </mrow>
              <mrow>
                <mfrac>
                  <mo stretchy="false">∂</mo>
                  <mrow>
                    <mo stretchy="false">∂</mo>
                    <mi>t</mi>
                  </mrow>
                </mfrac>
                <msub>
                  <mo stretchy="false">⊗</mo>
                  <mi mathvariant="normal">Δ</mi>
                </msub>
                <mfrac>
                  <msqrt>
                    <mn>3</mn>
                  </msqrt>
                  <msqrt>
                    <mn>3.1</mn>
                  </msqrt>
                </mfrac>
              </mrow>
              <mi>λ</mi>
            </mrow>
          </mrow>
          <mo fence="true" form="postfix" stretchy="false">)</mo>
        </mrow>
      </mrow>
    </mrow>
    <annotation encoding="StarMath 5.0">hbar x=( %lambda+ 1 over c {partial over {partial t}} otimes_%DELTA {sqrt {3} over sqrt {3.1}} %lambda )</annotation>
  </semantics>
</math>
</file>

<file path=Object 8/content.xml><?xml version="1.0" encoding="utf-8"?>
<math xmlns="http://www.w3.org/1998/Math/MathML" display="block">
  <semantics>
    <mrow>
      <mi>m</mi>
      <msup>
        <mi>β</mi>
        <mn>3</mn>
      </msup>
      <mi>a</mi>
      <mn>.</mn>
      <mi>v</mi>
    </mrow>
    <annotation encoding="StarMath 5.0">m %beta^3 a.v</annotation>
  </semantics>
</math>
</file>

<file path=Object 9/content.xml><?xml version="1.0" encoding="utf-8"?>
<math xmlns="http://www.w3.org/1998/Math/MathML" display="block">
  <semantics>
    <mrow>
      <mi>m</mi>
      <msup>
        <mi>β</mi>
        <mn>2</mn>
      </msup>
      <mi>a</mi>
      <mn>.</mn>
      <mi>v</mi>
    </mrow>
    <annotation encoding="StarMath 5.0">m %beta^2 a .v</annotation>
  </semantics>
</math>
</file>